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6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2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5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fo:border="0.74pt solid #000000"/>
    </style:style>
    <style:style style:name="ce27" style:family="table-cell" style:parent-style-name="Default" style:data-style-name="N2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iDigits" table:style-name="ta1">
        <table:table-column table:style-name="co1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Digits</text:p>
          </table:table-cell>
          <table:table-cell/>
          <table:table-cell table:style-name="ce1" office:value-type="string" calcext:value-type="string">
            <text:p>Digi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Pivot Table_piDigits_3" table:style-name="ta1">
        <table:table-column table:style-name="co2" table:default-cell-style-name="ce7"/>
        <table:table-column table:style-name="co2" table:default-cell-style-name="ce11"/>
        <table:table-column table:style-name="co2" table:default-cell-style-name="ce26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5" office:value-type="string" calcext:value-type="string">
            <text:p>Digits</text:p>
          </table:table-cell>
          <table:table-cell table:style-name="ce9" office:value-type="string" calcext:value-type="string">
            <text:p>Count - Digits</text:p>
          </table:table-cell>
          <table:table-cell table:style-name="ce25" office:value-type="string" calcext:value-type="string">
            <text:p>RSS</text:p>
          </table:table-cell>
          <table:table-cell table:number-columns-repeated="2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formula="of:=([.$B$12]/10-[.B2])^2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[.$B$12]/10-[.B3])^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([.$B$12]/10-[.B4])^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([.$B$12]/10-[.B5])^2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([.$B$12]/10-[.B6])^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([.$B$12]/10-[.B7])^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([.$B$12]/10-[.B8])^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([.$B$12]/10-[.B9])^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([.$B$12]/10-[.B10])^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formula="of:=([.$B$12]/10-[.B11])^2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3" office:value-type="float" office:value="50" calcext:value-type="float">
            <text:p>50</text:p>
          </table:table-cell>
          <table:table-cell table:style-name="ce1" table:formula="of:=SUM([.C2:.C11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1" office:value-type="string" calcext:value-type="string">
            <text:p>RMSE</text:p>
          </table:table-cell>
          <table:table-cell/>
        </table:table-row>
        <table:table-row table:style-name="ro1">
          <table:table-cell table:style-name="Default" table:number-columns-repeated="3"/>
          <table:table-cell/>
          <table:table-cell table:style-name="ce27" table:formula="of:=AVERAGE([.C2:.C11])^0.5" office:value-type="float" office:value="1.73205080756888" calcext:value-type="float">
            <text:p>1.73</text:p>
          </table:table-cell>
        </table:table-row>
        <table:table-row table:style-name="ro1">
          <table:table-cell table:style-name="Default" office:value-type="string" calcext:value-type="string">
            <text:p>If the values were truly Uniformally distributed, we would expect each value to have a count of 50/10=5</text:p>
          </table:table-cell>
          <table:table-cell table:style-name="Default" table:number-columns-repeated="2"/>
          <table:table-cell table:number-columns-repeated="2"/>
        </table:table-row>
      </table:table>
      <table:table table:name="R.Unif" table:style-name="ta1">
        <table:table-column table:style-name="co2" table:default-cell-style-name="Default"/>
        <table:table-row table:style-name="ro1">
          <table:table-cell office:value-type="string" calcext:value-type="string">
            <text:p>Digits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</table:table-row>
      </table:table>
      <table:table table:name="R.Unif.Pivot" table:style-name="ta1">
        <table:table-column table:style-name="co2" table:default-cell-style-name="ce7"/>
        <table:table-column table:style-name="co2" table:default-cell-style-name="ce11"/>
        <table:table-column table:style-name="co2" table:default-cell-style-name="ce26"/>
        <table:table-column table:style-name="co2" table:number-columns-repeated="2" table:default-cell-style-name="Default"/>
        <table:table-row table:style-name="ro1">
          <table:table-cell table:style-name="ce5" office:value-type="string" calcext:value-type="string">
            <text:p>Digits</text:p>
          </table:table-cell>
          <table:table-cell table:style-name="ce9" office:value-type="string" calcext:value-type="string">
            <text:p>Count - Digits</text:p>
          </table:table-cell>
          <table:table-cell table:style-name="ce25" office:value-type="string" calcext:value-type="string">
            <text:p>RSS</text:p>
          </table:table-cell>
          <table:table-cell table:number-columns-repeated="2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formula="of:=([.$B$12]/10-[.B2])^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[.$B$12]/10-[.B3])^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([.$B$12]/10-[.B4])^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$B$12]/10-[.B5])^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$B$12]/10-[.B6])^2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[.$B$12]/10-[.B7])^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$B$12]/10-[.B8])^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([.$B$12]/10-[.B9])^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([.$B$12]/10-[.B10])^2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" office:value-type="float" office:value="4" calcext:value-type="float">
            <text:p>4</text:p>
          </table:table-cell>
          <table:table-cell table:formula="of:=([.$B$12]/10-[.B11])^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3" office:value-type="float" office:value="50" calcext:value-type="float">
            <text:p>50</text:p>
          </table:table-cell>
          <table:table-cell table:style-name="ce1" table:formula="of:=SUM([.C2:.C11]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1" office:value-type="string" calcext:value-type="string">
            <text:p>RMSE</text:p>
          </table:table-cell>
          <table:table-cell/>
        </table:table-row>
        <table:table-row table:style-name="ro1">
          <table:table-cell table:style-name="Default" table:number-columns-repeated="3"/>
          <table:table-cell/>
          <table:table-cell table:style-name="ce27" table:formula="of:=AVERAGE([.C2:.C11])^0.5" office:value-type="float" office:value="2.04939015319192" calcext:value-type="float">
            <text:p>2.05</text:p>
          </table:table-cell>
        </table:table-row>
        <table:table-row table:style-name="ro1">
          <table:table-cell table:style-name="Default" office:value-type="string" calcext:value-type="string">
            <text:p>In order to regenerate the responses: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. open the List of Random Uniform Numbers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2. Hit &lt;S-CF9&gt; to regenerate them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3. Go back to the Pivot Table and use &lt;S-F10 R&gt; to refresh the pivot Table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4. It should not be necessary to use &lt;S-C-F9&gt; to Regenerate them</text:p>
          </table:table-cell>
          <table:table-cell table:number-columns-repeated="2"/>
        </table:table-row>
      </table:table>
      <table:table table:name="100_Digits_Pivot_Table" table:style-name="ta1">
        <table:table-column table:style-name="co2" table:default-cell-style-name="ce7"/>
        <table:table-column table:style-name="co2" table:default-cell-style-name="ce11"/>
        <table:table-column table:style-name="co2" table:default-cell-style-name="ce26"/>
        <table:table-column table:style-name="co2" table:number-columns-repeated="2" table:default-cell-style-name="Default"/>
        <table:table-row table:style-name="ro1">
          <table:table-cell table:style-name="ce5" office:value-type="string" calcext:value-type="string">
            <text:p>Digits</text:p>
          </table:table-cell>
          <table:table-cell table:style-name="ce9" office:value-type="string" calcext:value-type="string">
            <text:p>Count - Digits</text:p>
          </table:table-cell>
          <table:table-cell table:style-name="ce25" office:value-type="string" calcext:value-type="string">
            <text:p>RSS</text:p>
          </table:table-cell>
          <table:table-cell table:number-columns-repeated="2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formula="of:=([.$B$12]/10-[.B2])^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[.$B$12]/10-[.B3])^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([.$B$12]/10-[.B4])^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([.$B$12]/10-[.B5])^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([.$B$12]/10-[.B6])^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([.$B$12]/10-[.B7])^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([.$B$12]/10-[.B8])^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([.$B$12]/10-[.B9])^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([.$B$12]/10-[.B10])^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" office:value-type="float" office:value="14" calcext:value-type="float">
            <text:p>14</text:p>
          </table:table-cell>
          <table:table-cell table:formula="of:=([.$B$12]/10-[.B11])^2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3" office:value-type="float" office:value="100" calcext:value-type="float">
            <text:p>100</text:p>
          </table:table-cell>
          <table:table-cell table:style-name="ce1" table:formula="of:=SUM([.C2:.C11]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1" office:value-type="string" calcext:value-type="string">
            <text:p>RMSE</text:p>
          </table:table-cell>
          <table:table-cell/>
        </table:table-row>
        <table:table-row table:style-name="ro1">
          <table:table-cell table:style-name="Default" table:number-columns-repeated="3"/>
          <table:table-cell/>
          <table:table-cell table:style-name="ce27" table:formula="of:=AVERAGE([.C2:.C11])^0.5" office:value-type="float" office:value="2.04939015319192" calcext:value-type="float">
            <text:p>2.05</text:p>
          </table:table-cell>
        </table:table-row>
      </table:table>
      <table:table table:name="500_Digits_Pivot_Table" table:style-name="ta1">
        <table:table-column table:style-name="co2" table:default-cell-style-name="ce7"/>
        <table:table-column table:style-name="co2" table:default-cell-style-name="ce11"/>
        <table:table-column table:style-name="co2" table:default-cell-style-name="ce26"/>
        <table:table-column table:style-name="co2" table:number-columns-repeated="2" table:default-cell-style-name="Default"/>
        <table:table-row table:style-name="ro1">
          <table:table-cell table:style-name="ce5" office:value-type="string" calcext:value-type="string">
            <text:p>Digits</text:p>
          </table:table-cell>
          <table:table-cell table:style-name="ce9" office:value-type="string" calcext:value-type="string">
            <text:p>Count - Digits</text:p>
          </table:table-cell>
          <table:table-cell table:style-name="ce25" office:value-type="string" calcext:value-type="string">
            <text:p>RSS</text:p>
          </table:table-cell>
          <table:table-cell table:number-columns-repeated="2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10" office:value-type="float" office:value="45" calcext:value-type="float">
            <text:p>45</text:p>
          </table:table-cell>
          <table:table-cell table:formula="of:=([.$B$12]/10-[.B2])^2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formula="of:=([.$B$12]/10-[.B3])^2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formula="of:=([.$B$12]/10-[.B4])^2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([.$B$12]/10-[.B5])^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formula="of:=([.$B$12]/10-[.B6])^2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([.$B$12]/10-[.B7])^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formula="of:=([.$B$12]/10-[.B8])^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formula="of:=([.$B$12]/10-[.B9])^2"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formula="of:=([.$B$12]/10-[.B10])^2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" office:value-type="float" office:value="52" calcext:value-type="float">
            <text:p>52</text:p>
          </table:table-cell>
          <table:table-cell table:formula="of:=([.$B$12]/10-[.B11])^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3" office:value-type="float" office:value="500" calcext:value-type="float">
            <text:p>500</text:p>
          </table:table-cell>
          <table:table-cell table:style-name="ce1" table:formula="of:=SUM([.C2:.C11])"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1" office:value-type="string" calcext:value-type="string">
            <text:p>RMSE</text:p>
          </table:table-cell>
          <table:table-cell/>
        </table:table-row>
        <table:table-row table:style-name="ro1">
          <table:table-cell table:style-name="Default" table:number-columns-repeated="3"/>
          <table:table-cell/>
          <table:table-cell table:style-name="ce27" table:formula="of:=AVERAGE([.C2:.C11])^0.5" office:value-type="float" office:value="5.86515131944607" calcext:value-type="float">
            <text:p>5.87</text:p>
          </table:table-cell>
        </table:table-row>
      </table:table>
      <table:named-expressions/>
      <table:data-pilot-tables>
        <table:data-pilot-table table:name="DataPilot3" table:application-data="" table:target-range-address="'Pivot Table_piDigits_3'.A1:'Pivot Table_piDigits_3'.B12" table:buttons="'Pivot Table_piDigits_3'.A1" table:show-filter-button="false" table:drill-down-on-double-click="false">
          <table:source-cell-range table:cell-range-address="piDigits.C1:piDigits.C5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igits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igits" table:orientation="data" table:used-hierarchy="0" table:function="count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R.Unif'.D3:'R.Unif'.E14" table:buttons="" table:show-filter-button="false" table:drill-down-on-double-click="false">
          <table:source-cell-range table:cell-range-address="'R.Unif'.A1:'R.Unif'.A5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igits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igits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'R.Unif.Pivot'.A1:'R.Unif.Pivot'.B12" table:buttons="'R.Unif.Pivot'.A1" table:show-filter-button="false" table:drill-down-on-double-click="false">
          <table:source-cell-range table:cell-range-address="'R.Unif'.A1:'R.Unif'.A5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igits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igits" table:orientation="data" table:used-hierarchy="-1" table:function="count">
            <table:data-pilot-level calcext:repeat-item-labels="false"/>
          </table:data-pilot-field>
        </table:data-pilot-table>
        <table:data-pilot-table table:name="DataPilot4" table:application-data="" table:target-range-address="100_Digits_Pivot_Table.A1:100_Digits_Pivot_Table.B12" table:buttons="100_Digits_Pivot_Table.A1" table:show-filter-button="false" table:drill-down-on-double-click="false">
          <table:source-cell-range table:cell-range-address="piDigits.A1:piDigits.A1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igits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igits" table:orientation="data" table:used-hierarchy="-1" table:function="count">
            <table:data-pilot-level calcext:repeat-item-labels="false"/>
          </table:data-pilot-field>
        </table:data-pilot-table>
        <table:data-pilot-table table:name="DataPilot5" table:application-data="" table:target-range-address="500_Digits_Pivot_Table.A1:500_Digits_Pivot_Table.B12" table:buttons="500_Digits_Pivot_Table.A1" table:show-filter-button="false" table:drill-down-on-double-click="false">
          <table:source-cell-range table:cell-range-address="piDigits.A1:piDigits.A5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igits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igits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6" loext:min-decimal-places="16" number:min-integer-digits="1"/>
    </number:number-style>
    <number:number-style style:name="N113">
      <number:number number:decimal-places="17" loext:min-decimal-places="17" number:min-integer-digits="1"/>
    </number:number-style>
    <number:number-style style:name="N114">
      <number:number number:decimal-places="18" loext:min-decimal-places="18" number:min-integer-digits="1"/>
    </number:number-style>
    <number:number-style style:name="N115">
      <number:number number:decimal-places="12" loext:min-decimal-places="12" number:min-integer-digits="1"/>
    </number:number-style>
    <number:number-style style:name="N116">
      <number:number number:decimal-places="11" loext:min-decimal-places="11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9" loext:min-decimal-places="9" number:min-integer-digits="1"/>
    </number:number-style>
    <number:number-style style:name="N119">
      <number:number number:decimal-places="8" loext:min-decimal-places="8" number:min-integer-digits="1"/>
    </number:number-style>
    <number:number-style style:name="N120">
      <number:number number:decimal-places="7" loext:min-decimal-places="7"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11:48:17.0326586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8T11:48:46.046907443</dc:date>
    <meta:editing-duration>PT1H20M15S</meta:editing-duration>
    <meta:editing-cycles>4</meta:editing-cycles>
    <meta:generator>LibreOffice/6.0.7.3$Linux_X86_64 LibreOffice_project/00m0$Build-3</meta:generator>
    <meta:document-statistic meta:table-count="6" meta:cell-count="2260" meta:object-count="0"/>
  </office:meta>
</office:document-meta>
</file>